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b5a2" officeooo:paragraph-rsid="0000b5a2"/>
    </style:style>
    <style:style style:name="P2" style:family="paragraph" style:parent-style-name="Standard">
      <style:text-properties officeooo:rsid="0000b982" officeooo:paragraph-rsid="0000b982"/>
    </style:style>
    <style:style style:name="P3" style:family="paragraph" style:parent-style-name="Standard" style:list-style-name="L2">
      <style:text-properties officeooo:rsid="0000b982" officeooo:paragraph-rsid="0000b982"/>
    </style:style>
    <style:style style:name="P4" style:family="paragraph" style:parent-style-name="Standard">
      <style:text-properties officeooo:rsid="0000b982" officeooo:paragraph-rsid="0001ff4b"/>
    </style:style>
    <style:style style:name="P5" style:family="paragraph" style:parent-style-name="Standard" style:list-style-name="L3">
      <style:text-properties officeooo:paragraph-rsid="0001ff4b"/>
    </style:style>
    <style:style style:name="P6" style:family="paragraph" style:parent-style-name="Standard">
      <style:text-properties officeooo:paragraph-rsid="0001ff4b"/>
    </style:style>
    <style:style style:name="P7" style:family="paragraph" style:parent-style-name="Standard">
      <style:text-properties officeooo:rsid="0003006c" officeooo:paragraph-rsid="0003006c"/>
    </style:style>
    <style:style style:name="P8" style:family="paragraph" style:parent-style-name="Standard" style:list-style-name="L4">
      <style:text-properties officeooo:rsid="0003006c" officeooo:paragraph-rsid="0003006c"/>
    </style:style>
    <style:style style:name="P9" style:family="paragraph" style:parent-style-name="Standard">
      <style:text-properties officeooo:rsid="00031367" officeooo:paragraph-rsid="00031367"/>
    </style:style>
    <style:style style:name="P10" style:family="paragraph" style:parent-style-name="Standard" style:list-style-name="L4">
      <style:text-properties officeooo:rsid="00031367" officeooo:paragraph-rsid="00031367"/>
    </style:style>
    <style:style style:name="P11" style:family="paragraph" style:parent-style-name="Standard">
      <style:text-properties officeooo:rsid="0003ac65" officeooo:paragraph-rsid="0003ac65"/>
    </style:style>
    <style:style style:name="P12" style:family="paragraph" style:parent-style-name="Standard" style:list-style-name="L5">
      <style:text-properties officeooo:paragraph-rsid="0003ac65"/>
    </style:style>
    <style:style style:name="P13" style:family="paragraph" style:parent-style-name="Standard" style:list-style-name="L6">
      <style:text-properties officeooo:rsid="00049db6" officeooo:paragraph-rsid="00049db6"/>
    </style:style>
    <style:style style:name="P14" style:family="paragraph" style:parent-style-name="Standard" style:list-style-name="L8">
      <style:text-properties officeooo:paragraph-rsid="0000b5a2"/>
    </style:style>
    <style:style style:name="P15" style:family="paragraph" style:parent-style-name="Standard" style:list-style-name="L8">
      <style:text-properties officeooo:paragraph-rsid="0005fbff"/>
    </style:style>
    <style:style style:name="P16" style:family="paragraph" style:parent-style-name="Standard" style:list-style-name="L9">
      <style:text-properties officeooo:paragraph-rsid="0000b5a2"/>
    </style:style>
    <style:style style:name="P17" style:family="paragraph" style:parent-style-name="Standard" style:list-style-name="L9">
      <style:text-properties officeooo:rsid="0006aecd" officeooo:paragraph-rsid="0006aecd"/>
    </style:style>
    <style:style style:name="P18" style:family="paragraph" style:parent-style-name="Standard">
      <style:text-properties officeooo:rsid="0006aecd" officeooo:paragraph-rsid="0006aecd"/>
    </style:style>
    <style:style style:name="P19" style:family="paragraph" style:parent-style-name="Standard" style:list-style-name="L10">
      <style:text-properties officeooo:rsid="0006aecd" officeooo:paragraph-rsid="0006aecd"/>
    </style:style>
    <style:style style:name="P20" style:family="paragraph" style:parent-style-name="Standard">
      <style:text-properties officeooo:rsid="0007b2e1" officeooo:paragraph-rsid="0007b2e1"/>
    </style:style>
    <style:style style:name="P21" style:family="paragraph" style:parent-style-name="Standard" style:list-style-name="L11">
      <style:text-properties officeooo:rsid="000915fd" officeooo:paragraph-rsid="000915fd"/>
    </style:style>
    <style:style style:name="P22" style:family="paragraph" style:parent-style-name="Standard" style:list-style-name="L11">
      <style:text-properties officeooo:rsid="000b886a" officeooo:paragraph-rsid="000b886a"/>
    </style:style>
    <style:style style:name="P23" style:family="paragraph" style:parent-style-name="Standard">
      <style:text-properties officeooo:rsid="000b886a" officeooo:paragraph-rsid="000b886a"/>
    </style:style>
    <style:style style:name="P24" style:family="paragraph" style:parent-style-name="Standard" style:list-style-name="L12">
      <style:text-properties officeooo:rsid="000b886a" officeooo:paragraph-rsid="000b886a"/>
    </style:style>
    <style:style style:name="T1" style:family="text">
      <style:text-properties officeooo:rsid="0000b5a2"/>
    </style:style>
    <style:style style:name="T2" style:family="text">
      <style:text-properties officeooo:rsid="0000b982"/>
    </style:style>
    <style:style style:name="T3" style:family="text">
      <style:text-properties officeooo:rsid="0003ac65"/>
    </style:style>
    <style:style style:name="T4" style:family="text">
      <style:text-properties officeooo:rsid="00049db6"/>
    </style:style>
    <style:style style:name="T5" style:family="text">
      <style:text-properties officeooo:rsid="0005fbff"/>
    </style:style>
    <style:style style:name="T6" style:family="text">
      <style:text-properties officeooo:rsid="0007848f"/>
    </style:style>
    <style:style style:name="T7" style:family="text">
      <style:text-properties officeooo:rsid="0007b2e1"/>
    </style:style>
    <style:style style:name="T8" style:family="text">
      <style:text-properties officeooo:rsid="000b88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sue: Speed up irregular programs</text:p>
      <text:p text:style-name="P1"/>
      <text:p text:style-name="P1">current <text:span text:style-name="T3">unique </text:span>solution:</text:p>
      <text:list xml:id="list1903402540" text:style-name="L9">
        <text:list-item>
          <text:p text:style-name="P16"><text:span text:style-name="T1">Out-of-order super scalar processors </text:span><text:span text:style-name="T3">only.</text:span></text:p>
          <text:list>
            <text:list-item>
              <text:p text:style-name="P17">Pros</text:p>
              <text:list>
                <text:list-item>
                  <text:p text:style-name="P17">solve the speed up problem</text:p>
                </text:list-item>
              </text:list>
            </text:list-item>
            <text:list-item>
              <text:p text:style-name="P17">cons</text:p>
              <text:list>
                <text:list-item>
                  <text:p text:style-name="P17">poor power efficiency</text:p>
                </text:list-item>
              </text:list>
            </text:list-item>
          </text:list>
        </text:list-item>
      </text:list>
      <text:p text:style-name="P1"/>
      <text:p text:style-name="P11">How to specify register operands</text:p>
      <text:list xml:id="list1733083007" text:style-name="L5">
        <text:list-item>
          <text:p text:style-name="P12"><text:span text:style-name="T3">by register name (RISC-V)</text:span></text:p>
        </text:list-item>
      </text:list>
      <text:list xml:id="list1473471549" text:style-name="L6">
        <text:list-item>
          <text:list>
            <text:list-item>
              <text:p text:style-name="P13">pros</text:p>
              <text:list>
                <text:list-item>
                  <text:p text:style-name="P13"/>
                </text:list-item>
              </text:list>
            </text:list-item>
            <text:list-item>
              <text:p text:style-name="P13">cons</text:p>
              <text:list>
                <text:list-item>
                  <text:p text:style-name="P13">poor power efficiency, <text:span text:style-name="T5">due to register renaming.</text:span></text:p>
                </text:list-item>
                <text:list-item>
                  <text:p text:style-name="P13">preventing an increase in the front-end width.</text:p>
                </text:list-item>
              </text:list>
            </text:list-item>
          </text:list>
        </text:list-item>
      </text:list>
      <text:list xml:id="list20119249566756" text:continue-list="list1733083007" text:style-name="L5">
        <text:list-item>
          <text:p text:style-name="P12">by inter-instruction distance <text:span text:style-name="T4">(STRAIGHT)</text:span></text:p>
        </text:list-item>
      </text:list>
      <text:list xml:id="list2461344216" text:style-name="L8">
        <text:list-item>
          <text:list>
            <text:list-item>
              <text:p text:style-name="P14"><text:span text:style-name="T1">pros</text:span></text:p>
              <text:list>
                <text:list-item>
                  <text:p text:style-name="P15"><text:span text:style-name="T5">eliminates register renaming</text:span></text:p>
                </text:list-item>
              </text:list>
            </text:list-item>
            <text:list-item>
              <text:p text:style-name="P15"><text:span text:style-name="T5">cons</text:span></text:p>
              <text:list>
                <text:list-item>
                  <text:p text:style-name="P15"><text:span text:style-name="T5">large increase in number of instructions, due to strong constraint in instruction placement</text:span></text:p>
                </text:list-item>
              </text:list>
            </text:list-item>
          </text:list>
        </text:list-item>
      </text:list>
      <text:p text:style-name="P2"/>
      <text:p text:style-name="P2">the paper review <text:span text:style-name="T7">these </text:span>two existing instruction set architectures (ISA)</text:p>
      <text:list xml:id="list3011611307" text:style-name="L2">
        <text:list-item>
          <text:p text:style-name="P3">Conventional RISC-V</text:p>
        </text:list-item>
        <text:list-item>
          <text:p text:style-name="P3">STRAIGHT</text:p>
        </text:list-item>
      </text:list>
      <text:p text:style-name="P4"><text:span text:style-name="T7">then, </text:span>propose <text:s/><text:span text:style-name="T6">novel solution </text:span><text:span text:style-name="T7">and compare its performance with the existing ones</text:span></text:p>
      <text:list xml:id="list4222195422" text:style-name="L3">
        <text:list-item>
          <text:p text:style-name="P5"><text:span text:style-name="T2">clock-hands</text:span></text:p>
        </text:list-item>
      </text:list>
      <text:p text:style-name="P20">Clock-hands characteristics</text:p>
      <text:list xml:id="list3989008149" text:style-name="L11">
        <text:list-item>
          <text:p text:style-name="P21">pros</text:p>
          <text:list>
            <text:list-item>
              <text:p text:style-name="P21">does not require register renaming</text:p>
            </text:list-item>
            <text:list-item>
              <text:p text:style-name="P21">reduce s<text:span text:style-name="T8">et of instruction (Risc-V like), due to</text:span> looser constraints on instruction placement <text:span text:style-name="T8">compared to STRAIGH</text:span></text:p>
            </text:list-item>
          </text:list>
        </text:list-item>
        <text:list-item>
          <text:p text:style-name="P21">cons</text:p>
          <text:list>
            <text:list-item>
              <text:p text:style-name="P22">a</text:p>
            </text:list-item>
          </text:list>
        </text:list-item>
      </text:list>
      <text:p text:style-name="P23">Methodology</text:p>
      <text:list xml:id="list3221515693" text:style-name="L12">
        <text:list-item>
          <text:p text:style-name="P24">implemented cycle-accurate simulator,</text:p>
        </text:list-item>
        <text:list-item>
          <text:p text:style-name="P24">implemented FPGA implementation</text:p>
        </text:list-item>
        <text:list-item>
          <text:p text:style-name="P24">first-step compiler for Clockhands</text:p>
        </text:list-item>
        <text:list-item>
          <text:p text:style-name="P24">valuated benchmarks including SPEC CPU</text:p>
        </text:list-item>
      </text:list>
      <text:p text:style-name="P20"/>
      <text:p text:style-name="P6"/>
      <text:p text:style-name="P11">Abstract</text:p>
      <text:p text:style-name="P11"><text:tab/></text:p>
      <text:list xml:id="list2886682373" text:style-name="L4">
        <text:list-item>
          <text:p text:style-name="P8">Introduction</text:p>
        </text:list-item>
        <text:list-item>
          <text:p text:style-name="P8">existing operand specification</text:p>
          <text:list>
            <text:list-item>
              <text:p text:style-name="P8">convectional RISC-V architectures</text:p>
            </text:list-item>
            <text:list-item>
              <text:p text:style-name="P8">STRAIGHT Architecture</text:p>
            </text:list-item>
          </text:list>
        </text:list-item>
        <text:list-item>
          <text:p text:style-name="P8">clock hand overview</text:p>
          <text:list>
            <text:list-item>
              <text:p text:style-name="P8"><text:soft-page-break/>motivation and key Idea</text:p>
            </text:list-item>
            <text:list-item>
              <text:p text:style-name="P8">ISA Overview</text:p>
            </text:list-item>
            <text:list-item>
              <text:p text:style-name="P8">Advantages</text:p>
            </text:list-item>
          </text:list>
        </text:list-item>
        <text:list-item>
          <text:p text:style-name="P8">clock-hands ISA</text:p>
          <text:list>
            <text:list-item>
              <text:p text:style-name="P8">appropriate numbers of hands</text:p>
            </text:list-item>
            <text:list-item>
              <text:p text:style-name="P8">Handling stack pointer</text:p>
            </text:list-item>
            <text:list-item>
              <text:p text:style-name="P8">Usage of hands</text:p>
            </text:list-item>
            <text:list-item>
              <text:p text:style-name="P8">Calling conventions</text:p>
            </text:list-item>
            <text:list-item>
              <text:p text:style-name="P8">Architectural state</text:p>
            </text:list-item>
          </text:list>
        </text:list-item>
        <text:list-item>
          <text:p text:style-name="P8">Micro-architecture</text:p>
          <text:list>
            <text:list-item>
              <text:p text:style-name="P8">Register Pointer (RP) calculation stage</text:p>
            </text:list-item>
            <text:list-item>
              <text:p text:style-name="P8">Recovery mechanism</text:p>
            </text:list-item>
            <text:list-item>
              <text:p text:style-name="P10">Simultaneous multi-threading</text:p>
            </text:list-item>
          </text:list>
        </text:list-item>
        <text:list-item>
          <text:p text:style-name="P10">clock-hands compiler</text:p>
          <text:list>
            <text:list-item>
              <text:p text:style-name="P10">compilation flow for clockhands</text:p>
            </text:list-item>
            <text:list-item>
              <text:p text:style-name="P10">hand Assignment algorithm</text:p>
            </text:list-item>
            <text:list-item>
              <text:p text:style-name="P10">Advance Register Assignment</text:p>
            </text:list-item>
          </text:list>
        </text:list-item>
        <text:list-item>
          <text:p text:style-name="P10">Evaluation</text:p>
          <text:list>
            <text:list-item>
              <text:p text:style-name="P10">Methodology</text:p>
            </text:list-item>
            <text:list-item>
              <text:p text:style-name="P10">Results</text:p>
            </text:list-item>
          </text:list>
        </text:list-item>
        <text:list-item>
          <text:p text:style-name="P10">Related work</text:p>
        </text:list-item>
        <text:list-item>
          <text:p text:style-name="P10">conclusion</text:p>
        </text:list-item>
      </text:list>
      <text:p text:style-name="P18"/>
      <text:p text:style-name="P18"/>
      <text:p text:style-name="P18">Paper errors</text:p>
      <text:list xml:id="list1772407256" text:style-name="L10">
        <text:list-item>
          <text:p text:style-name="P19">in the abstract section <text:span text:style-name="T6">the paper first states the following “a recently proposed architecture called STRAIGHT </text:span>specifies operands by inter-instruction distance, thereby eliminating register renaming”. <text:span text:style-name="T6">Then a paragraph after they state “Clockhands does </text:span>not require register renaming as in STRAIGHT” <text:span text:style-name="T6">which is a contradiction, I think they meant to say RISC-V.</text:span></text:p>
        </text:list-item>
        <text:list-item>
          <text:p text:style-name="P19"/>
        </text:list-item>
      </text:list>
      <text:p text:style-name="P9"/>
      <text:p text:style-name="P7"/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03:57:21.954049147</meta:creation-date>
    <dc:date>2024-04-15T02:01:17.126283489</dc:date>
    <meta:editing-duration>PT8H5M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67" meta:word-count="312" meta:character-count="2016" meta:non-whitespace-character-count="1823"/>
  </office:meta>
</office:document-meta>
</file>